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c87b" officeooo:paragraph-rsid="0012a17f"/>
    </style:style>
    <style:style style:name="P2" style:family="paragraph" style:parent-style-name="Standard">
      <style:text-properties officeooo:rsid="0008c83f" officeooo:paragraph-rsid="0008c83f"/>
    </style:style>
    <style:style style:name="P3" style:family="paragraph" style:parent-style-name="Standard">
      <style:paragraph-properties fo:text-align="center" style:justify-single-word="false"/>
      <style:text-properties officeooo:rsid="0008c83f" officeooo:paragraph-rsid="0008c83f"/>
    </style:style>
    <style:style style:name="P4" style:family="paragraph" style:parent-style-name="Standard">
      <style:text-properties officeooo:rsid="000ac310" officeooo:paragraph-rsid="000ac310"/>
    </style:style>
    <style:style style:name="P5" style:family="paragraph" style:parent-style-name="Standard">
      <style:text-properties officeooo:rsid="000ac310" officeooo:paragraph-rsid="000be920"/>
    </style:style>
    <style:style style:name="P6" style:family="paragraph" style:parent-style-name="Standard">
      <style:text-properties officeooo:rsid="000ac310" officeooo:paragraph-rsid="0012e1aa"/>
    </style:style>
    <style:style style:name="P7" style:family="paragraph" style:parent-style-name="Standard">
      <style:text-properties fo:font-style="italic" officeooo:rsid="0008c83f" officeooo:paragraph-rsid="0008c83f" style:font-style-asian="italic" style:font-style-complex="italic"/>
    </style:style>
    <style:style style:name="P8" style:family="paragraph" style:parent-style-name="Standard">
      <style:text-properties officeooo:rsid="000be920" officeooo:paragraph-rsid="000be920"/>
    </style:style>
    <style:style style:name="P9" style:family="paragraph" style:parent-style-name="Standard">
      <style:text-properties officeooo:rsid="000be920" officeooo:paragraph-rsid="0012a17f"/>
    </style:style>
    <style:style style:name="P10" style:family="paragraph" style:parent-style-name="Standard">
      <style:text-properties officeooo:rsid="000f63ae" officeooo:paragraph-rsid="000f63ae"/>
    </style:style>
    <style:style style:name="P11" style:family="paragraph" style:parent-style-name="Standard">
      <style:text-properties officeooo:rsid="0010bb29" officeooo:paragraph-rsid="0010bb29"/>
    </style:style>
    <style:style style:name="P12" style:family="paragraph" style:parent-style-name="Standard">
      <style:text-properties officeooo:rsid="0012a17f" officeooo:paragraph-rsid="0012a17f"/>
    </style:style>
    <style:style style:name="P13" style:family="paragraph" style:parent-style-name="Standard">
      <style:text-properties officeooo:rsid="0012e1aa" officeooo:paragraph-rsid="0012e1aa"/>
    </style:style>
    <style:style style:name="P14" style:family="paragraph" style:parent-style-name="Standard">
      <style:text-properties officeooo:rsid="00152e40" officeooo:paragraph-rsid="00152e40"/>
    </style:style>
    <style:style style:name="P15" style:family="paragraph" style:parent-style-name="Standard">
      <style:text-properties officeooo:rsid="001729ed" officeooo:paragraph-rsid="001729ed"/>
    </style:style>
    <style:style style:name="P16" style:family="paragraph" style:parent-style-name="Standard">
      <style:text-properties officeooo:rsid="001920e0" officeooo:paragraph-rsid="001920e0"/>
    </style:style>
    <style:style style:name="P17" style:family="paragraph" style:parent-style-name="Standard">
      <style:text-properties officeooo:rsid="001a3f1c" officeooo:paragraph-rsid="001a3f1c"/>
    </style:style>
    <style:style style:name="T1" style:family="text">
      <style:text-properties officeooo:rsid="000ac310"/>
    </style:style>
    <style:style style:name="T2" style:family="text">
      <style:text-properties style:text-position="sub 58%"/>
    </style:style>
    <style:style style:name="T3" style:family="text">
      <style:text-properties style:text-position="sub 58%" officeooo:rsid="000be920"/>
    </style:style>
    <style:style style:name="T4" style:family="text">
      <style:text-properties style:text-position="sub 58%" officeooo:rsid="000ac310"/>
    </style:style>
    <style:style style:name="T5" style:family="text">
      <style:text-properties style:text-position="sub 58%" officeooo:rsid="0012a17f"/>
    </style:style>
    <style:style style:name="T6" style:family="text">
      <style:text-properties officeooo:rsid="000be920"/>
    </style:style>
    <style:style style:name="T7" style:family="text">
      <style:text-properties officeooo:rsid="000d405d"/>
    </style:style>
    <style:style style:name="T8" style:family="text">
      <style:text-properties officeooo:rsid="00129389"/>
    </style:style>
    <style:style style:name="T9" style:family="text">
      <style:text-properties officeooo:rsid="0012a17f"/>
    </style:style>
    <style:style style:name="T10" style:family="text">
      <style:text-properties officeooo:rsid="0012e1aa"/>
    </style:style>
    <style:style style:name="T11" style:family="text">
      <style:text-properties officeooo:rsid="001462b1"/>
    </style:style>
    <style:style style:name="T12" style:family="text">
      <style:text-properties officeooo:rsid="001729ed"/>
    </style:style>
    <style:style style:name="T13" style:family="text">
      <style:text-properties fo:font-style="italic" style:font-style-asian="italic" style:font-style-complex="italic"/>
    </style:style>
    <style:style style:name="T14" style:family="text">
      <style:text-properties fo:font-style="italic" officeooo:rsid="001920e0" style:font-style-asian="italic" style:font-style-complex="italic"/>
    </style:style>
    <style:style style:name="T15" style:family="text">
      <style:text-properties officeooo:rsid="001920e0"/>
    </style:style>
    <style:style style:name="T16" style:family="text">
      <style:text-properties officeooo:rsid="001a3f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jective Sub-Types</text:p>
      <text:p text:style-name="P3">by Sven Nilsen, 2018</text:p>
      <text:p text:style-name="P2"/>
      <text:p text:style-name="P7">A part of path semantics is developing syntax for making equations easier to read. <text:span text:style-name="T9">An adjective sub-type is a</text:span> <text:span text:style-name="T10">way to</text:span> describ<text:span text:style-name="T10">e</text:span> <text:span text:style-name="T1">objects closer to natural language. The motivation to make granular judgements use a form that can be both interpreted formally and naturally.</text:span></text:p>
      <text:p text:style-name="P2"/>
      <text:p text:style-name="P4">In general, <text:span text:style-name="T6">an adjective sub-type if a chain of functions `g</text:span><text:span text:style-name="T3">0</text:span><text:span text:style-name="T6">`, `g</text:span><text:span text:style-name="T3">1</text:span><text:span text:style-name="T6">` added upfront of another function `f`</text:span>:</text:p>
      <text:p text:style-name="P4"/>
      <text:p text:style-name="P5"><text:tab/>x : g<text:span text:style-name="T2">0</text:span> g<text:span text:style-name="T2">1</text:span> f</text:p>
      <text:p text:style-name="P5"/>
      <text:p text:style-name="P6"><text:tab/> <text:span text:style-name="T9">f : A → B</text:span></text:p>
      <text:p text:style-name="P5"/>
      <text:p text:style-name="P8">The <text:span text:style-name="T7">object passed to a function is either the output of the function to the right, or if the type does not matches, object is the output of the function which output is input to the function the right. When there is no function to the right, the object is on the left side of `:`. With other words, when there is a function in front of another, it might “leap-frog” the function to the right until it finds an output that matches its input type.</text:span></text:p>
      <text:p text:style-name="P8"/>
      <text:p text:style-name="P12">If `g<text:span text:style-name="T2">0</text:span> : B → bool` it means:</text:p>
      <text:p text:style-name="P8"/>
      <text:p text:style-name="P9"><text:tab/><text:span text:style-name="T1">x : [f] [g</text:span><text:span text:style-name="T4">0</text:span><text:span text:style-name="T1">] true ∧ [f] [g</text:span><text:span text:style-name="T5">1</text:span><text:span text:style-name="T1">] true</text:span></text:p>
      <text:p text:style-name="P9"/>
      <text:p text:style-name="P12">If `g<text:span text:style-name="T2">0</text:span> : A → bool` it means:</text:p>
      <text:p text:style-name="P12"/>
      <text:p text:style-name="P12"><text:tab/><text:span text:style-name="T1">x : [g</text:span><text:span text:style-name="T4">0</text:span><text:span text:style-name="T1">] true ∧ [f] [g</text:span><text:span text:style-name="T2">1</text:span><text:span text:style-name="T1">] true</text:span></text:p>
      <text:p text:style-name="P8"/>
      <text:p text:style-name="P10">For example:</text:p>
      <text:p text:style-name="P10"/>
      <text:p text:style-name="P10"><text:tab/>(a, b) : even len concat</text:p>
      <text:p text:style-name="P10"/>
      <text:p text:style-name="P10">There are two lists `a` and `b` such that when concatenated, the length is even. This means they have both even or both odd lengths.</text:p>
      <text:p text:style-name="P10"/>
      <text:p text:style-name="P10">Another example:</text:p>
      <text:p text:style-name="P10"/>
      <text:p text:style-name="P10"><text:tab/>a : all_positive even len</text:p>
      <text:p text:style-name="P10"/>
      <text:p text:style-name="P10"><text:tab/>all_positive : list → bool</text:p>
      <text:p text:style-name="P10"/>
      <text:p text:style-name="P11">The `all_positive` function takes a list and leap-frogs `even` and `len` until <text:span text:style-name="T8">its finds `a` that matches the input.</text:span></text:p>
      <text:p text:style-name="P11"/>
      <text:p text:style-name="P13">So far <text:span text:style-name="T11">it might seem not very useful to use this syntax at all. It is harder to parse and looks weird when using it in many places. It is when you do analysis of ethics as rational reasoning with granular judgements about the world that it becomes useful, since natural language is a source of knowledge.</text:span></text:p>
      <text:p text:style-name="P14"><text:soft-page-break/>Assume we want to break down what the following sentence means:</text:p>
      <text:p text:style-name="P14"/>
      <text:p text:style-name="P14"><text:tab/>The blue vase is very nice.</text:p>
      <text:p text:style-name="P14"/>
      <text:p text:style-name="P14">When people say “this is very nice”, they are not speaking of the information that is contained directly within the object. They talk about how this information is related to the rest of the world.</text:p>
      <text:p text:style-name="P14"/>
      <text:p text:style-name="P14">A granular judgement is how one thinks about a world given a statement <text:span text:style-name="T12">as the only knowledge:</text:span></text:p>
      <text:p text:style-name="P14"/>
      <text:p text:style-name="P14"><text:tab/>E(x : [vase] [blue] true) <text:span text:style-name="T12">= “very nice”</text:span></text:p>
      <text:p text:style-name="P1"/>
      <text:p text:style-name="P1"><text:tab/><text:span text:style-name="T15">x : world</text:span></text:p>
      <text:p text:style-name="P1"><text:tab/><text:span text:style-name="T16">vase : world → object</text:span></text:p>
      <text:p text:style-name="P1"><text:tab/><text:span text:style-name="T16">blue : object → bool</text:span></text:p>
      <text:p text:style-name="P1"/>
      <text:p text:style-name="P17">Here, `vase` is a function that the agent making the judgement uses to bring an object into attention.</text:p>
      <text:p text:style-name="P1"/>
      <text:p text:style-name="P15">The point is to <text:span text:style-name="T13">feel</text:span> about the blue vase as if it defined a subjective multi-verse relative to it: A large number of possible worlds which have in common that the blue vase exists. It does not matter whether good or bad things happens at the same time <text:span text:style-name="T15">this </text:span><text:span text:style-name="T14">feeling</text:span><text:span text:style-name="T15"> occurs</text:span>, because high frequency events does not <text:span text:style-name="T15">change the overall </text:span><text:span text:style-name="T14">feeling</text:span><text:span text:style-name="T15"> that the blue vase gives.</text:span></text:p>
      <text:p text:style-name="P15"/>
      <text:p text:style-name="P16">While this might seems like an inconsistent way of navigating the world, it helps agents who reason rationally to focus on a few problems at a time. They judge the world as if their current problem they are working on was the only thing that matters, such they can engage and focus enough to increase the probability of solving the problem.</text:p>
      <text:p text:style-name="P16"/>
      <text:p text:style-name="P16">Notice that `E` is returning “very nice” which could be thought of a<text:span text:style-name="T16">s a</text:span> function the following way:</text:p>
      <text:p text:style-name="P16"/>
      <text:p text:style-name="P16"><text:tab/>x : very_nice blue vase</text:p>
      <text:p text:style-name="P16"/>
      <text:p text:style-name="P16"><text:tab/>very_nice : world → bool</text:p>
      <text:p text:style-name="P16"/>
      <text:p text:style-name="P17">The `very_nice` function leap-frogs the `blue` and `vase` function.</text:p>
      <text:p text:style-name="P16"/>
      <text:p text:style-name="P17">Notice the similarity with natural language:</text:p>
      <text:p text:style-name="P17"/>
      <text:p text:style-name="P17"><text:tab/>This is a very nice blue vas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22:26:51.418491000</meta:creation-date>
    <dc:date>2018-04-14T18:57:18.338935000</dc:date>
    <meta:editing-duration>PT3M59S</meta:editing-duration>
    <meta:editing-cycles>1</meta:editing-cycles>
    <meta:document-statistic meta:table-count="0" meta:image-count="0" meta:object-count="0" meta:page-count="2" meta:paragraph-count="36" meta:word-count="603" meta:character-count="3230" meta:non-whitespace-character-count="2647"/>
    <meta:generator>LibreOffice/5.1.2.2$MacOSX_X86_64 LibreOffice_project/d3bf12ecb743fc0d20e0be0c58ca359301eb705f</meta:generator>
  </office:meta>
</office:document-meta>
</file>